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badf" officeooo:paragraph-rsid="001dbadf"/>
    </style:style>
    <style:style style:name="P2" style:family="paragraph" style:parent-style-name="Standard">
      <style:text-properties officeooo:rsid="001e127d" officeooo:paragraph-rsid="001ecff5"/>
    </style:style>
    <style:style style:name="P3" style:family="paragraph" style:parent-style-name="Standard">
      <style:text-properties officeooo:rsid="001f1f93" officeooo:paragraph-rsid="001f1f93"/>
    </style:style>
    <style:style style:name="P4" style:family="paragraph" style:parent-style-name="Standard">
      <style:text-properties officeooo:rsid="001f8ad3" officeooo:paragraph-rsid="001f8ad3"/>
    </style:style>
    <style:style style:name="T1" style:family="text">
      <style:text-properties officeooo:rsid="001ec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wnload pdb files manually:</text:p>
      <text:p text:style-name="P1">1. go to here: <text:a xlink:type="simple" xlink:href="https://www.rcsb.org/pdb/download/download.do" text:style-name="Internet_20_link" text:visited-style-name="Visited_20_Internet_20_Link">https://www.rcsb.org/pdb/download/download.do</text:a></text:p>
      <text:p text:style-name="P1">2. give pdb ids and select other options</text:p>
      <text:p text:style-name="P1">3. click launch download: a file “download_rcsb.jnlp” will be downloaded</text:p>
      <text:p text:style-name="P1">4. Run “javaws download_rcsb.jnlp”, it downloads all the pdb files</text:p>
      <text:p text:style-name="P1"/>
      <text:p text:style-name="P2">PDB or PDBx/mmCIF Format: </text:p>
      <text:p text:style-name="P2"><text:span text:style-name="T1">click here: </text:span><text:a xlink:type="simple" xlink:href="https://pdb101.rcsb.org/learn/guide-to-understanding-pdb-data/beginner’s-guide-to-pdb-structures-and-the-pdbx-mmcif-format" text:style-name="Internet_20_link" text:visited-style-name="Visited_20_Internet_20_Link"><text:span text:style-name="T1">https://pdb101.rcsb.org/learn/guide-to-understanding-pdb-data/beginner%E2%80%99s-guide-to-pdb-structures-and-the-pdbx-mmcif-format</text:span></text:a></text:p>
      <text:p text:style-name="P2"/>
      <text:p text:style-name="P3">Contact maps: 1/0 matrix based on some threshold of carbon alpha-alpha distances of residue pairs.</text:p>
      <text:p text:style-name="P3"/>
      <text:p text:style-name="P4">Biopython api documentation: <text:a xlink:type="simple" xlink:href="https://biopython.org/docs/dev/api/Bio.html" text:style-name="Internet_20_link" text:visited-style-name="Visited_20_Internet_20_Link">https://biopython.org/docs/dev/api/Bio.html</text:a>#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2:28:25.483525306</meta:creation-date>
    <dc:date>2020-04-04T23:17:19.899018628</dc:date>
    <meta:editing-duration>PT38M4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64" meta:character-count="609" meta:non-whitespace-character-count="552"/>
  </office:meta>
</office:document-meta>
</file>